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1.25cm" fo:min-width="10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25cm" fo:min-width="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1.17cm" fo:min-width="9.92cm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margin-top="0.4cm" fo:margin-bottom="0cm"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4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4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4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4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4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4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style-name="gr4" draw:text-style-name="P1" draw:layer="layout" svg:width="10.5cm" svg:height="21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0.5cm" svg:x="7cm" svg:y="7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9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955cm" fo:margin-bottom="0cm" fo:text-indent="0cm"/>
      <style:text-properties fo:font-size="6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716cm" fo:margin-bottom="0cm" fo:text-indent="0cm"/>
      <style:text-properties fo:font-size="57.4000015258789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477cm" fo:margin-bottom="0cm" fo:text-indent="0cm"/>
      <style:text-properties fo:font-size="47.7999992370606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238cm" fo:margin-bottom="0cm" fo:text-indent="0cm"/>
      <style:text-properties fo:font-size="47.7999992370606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238cm" fo:margin-bottom="0cm" fo:text-indent="0cm"/>
      <style:text-properties fo:font-size="47.7999992370606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238cm" fo:margin-bottom="0cm" fo:text-indent="0cm"/>
      <style:text-properties fo:font-size="47.7999992370606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238cm" fo:margin-bottom="0cm" fo:text-indent="0cm"/>
      <style:text-properties fo:font-size="47.799999237060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238cm" fo:margin-bottom="0cm" fo:text-indent="0cm"/>
      <style:text-properties fo:font-size="47.7999992370606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5.1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1cm" fo:page-height="37.6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6.256cm" svg:height="7.575cm" svg:x="2.371cm" svg:y="2.485cm"/>
      <draw:page-thumbnail draw:layer="backgroundobjects" svg:width="6.256cm" svg:height="7.575cm" svg:x="2.371cm" svg:y="11.061cm"/>
      <draw:page-thumbnail draw:layer="backgroundobjects" svg:width="6.256cm" svg:height="7.575cm" svg:x="2.371cm" svg:y="19.637cm"/>
      <draw:page-thumbnail draw:layer="backgroundobjects" svg:width="6.256cm" svg:height="7.575cm" svg:x="12.371cm" svg:y="2.485cm"/>
      <draw:page-thumbnail draw:layer="backgroundobjects" svg:width="6.256cm" svg:height="7.575cm" svg:x="12.371cm" svg:y="11.061cm"/>
      <draw:page-thumbnail draw:layer="backgroundobjects" svg:width="6.256cm" svg:height="7.575cm" svg:x="12.371cm" svg:y="19.637cm"/>
    </style:handout-master>
    <style:master-page style:name="Standard" style:page-layout-name="PM1" draw:style-name="Mdp1">
      <draw:frame presentation:style-name="Standard-title" draw:layer="backgroundobjects" svg:width="27.989cm" svg:height="6.285cm" svg:x="1.555cm" svg:y="1.5cm" presentation:class="title" presentation:placeholder="true">
        <draw:text-box/>
      </draw:frame>
      <draw:frame presentation:style-name="Standard-outline1" draw:layer="backgroundobjects" svg:width="27.989cm" svg:height="21.835cm" svg:x="1.555cm" svg:y="8.808cm" presentation:class="outline" presentation:placeholder="true">
        <draw:text-box/>
      </draw:frame>
      <draw:frame presentation:style-name="Mpr1" draw:text-style-name="MP2" draw:layer="backgroundobjects" svg:width="7.245cm" svg:height="2.594cm" svg:x="1.555cm" svg:y="34.29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858cm" svg:height="2.594cm" svg:x="10.636cm" svg:y="34.29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245cm" svg:height="2.594cm" svg:x="22.298cm" svg:y="34.29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7T01:24:31.985652612</meta:creation-date>
    <dc:date>2024-01-07T01:35:57.813484124</dc:date>
    <meta:editing-duration>PT11M26S</meta:editing-duration>
    <meta:editing-cycles>2</meta:editing-cycles>
    <meta:generator>LibreOffice/7.3.7.2$Linux_X86_64 LibreOffice_project/30$Build-2</meta:generator>
    <meta:document-statistic meta:object-count="53"/>
  </office:meta>
</office:document-meta>
</file>